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</text:p>
      <text:p text:style-name="P2">This could be a thesis.s</text:p>
      <text:p text:style-name="P2"/>
      <text:p text:style-name="P2">Or n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19T11:10:42.51</meta:creation-date>
    <dc:date>2022-10-19T14:39:24.71</dc:date>
    <meta:editing-duration>PT1M2S</meta:editing-duration>
    <meta:editing-cycles>2</meta:editing-cycles>
    <meta:generator>OpenOffice/4.1.12$Win32 OpenOffice.org_project/4112m1$Build-9809</meta:generator>
    <meta:document-statistic meta:table-count="0" meta:image-count="0" meta:object-count="0" meta:page-count="1" meta:paragraph-count="3" meta:word-count="8" meta:character-count="37"/>
  </office:meta>
</office:document-meta>
</file>